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187fb8" officeooo:paragraph-rsid="00187fb8"/>
    </style:style>
    <style:style style:name="P2" style:family="paragraph" style:parent-style-name="Preformatted_20_Text">
      <style:text-properties officeooo:rsid="00187fb8" officeooo:paragraph-rsid="001c5215"/>
    </style:style>
    <style:style style:name="P3" style:family="paragraph" style:parent-style-name="Preformatted_20_Text">
      <style:text-properties officeooo:rsid="001c5215" officeooo:paragraph-rsid="001c5215"/>
    </style:style>
    <style:style style:name="P4" style:family="paragraph" style:parent-style-name="Preformatted_20_Text">
      <style:text-properties officeooo:paragraph-rsid="001c5215"/>
    </style:style>
    <style:style style:name="P5" style:family="paragraph" style:parent-style-name="Preformatted_20_Text">
      <style:text-properties fo:font-size="9pt" officeooo:rsid="00187fb8" officeooo:paragraph-rsid="001c5215" style:font-size-asian="9pt" style:font-size-complex="9pt"/>
    </style:style>
    <style:style style:name="P6" style:family="paragraph" style:parent-style-name="Preformatted_20_Text">
      <style:text-properties fo:font-size="13pt" style:text-underline-style="solid" style:text-underline-width="auto" style:text-underline-color="font-color" officeooo:rsid="00187fb8" officeooo:paragraph-rsid="001c5215" style:font-size-asian="13pt" style:font-size-complex="13pt"/>
    </style:style>
    <style:style style:name="P7" style:family="paragraph" style:parent-style-name="Preformatted_20_Text">
      <style:text-properties officeooo:rsid="001db936" officeooo:paragraph-rsid="001db936"/>
    </style:style>
    <style:style style:name="P8" style:family="paragraph" style:parent-style-name="Preformatted_20_Text">
      <style:text-properties officeooo:rsid="001fae1e" officeooo:paragraph-rsid="001fae1e"/>
    </style:style>
    <style:style style:name="P9" style:family="paragraph" style:parent-style-name="Preformatted_20_Text">
      <style:text-properties officeooo:rsid="001fae1e" officeooo:paragraph-rsid="00201a1e"/>
    </style:style>
    <style:style style:name="P10" style:family="paragraph" style:parent-style-name="Preformatted_20_Text">
      <style:text-properties officeooo:rsid="00201a1e" officeooo:paragraph-rsid="00201a1e"/>
    </style:style>
    <style:style style:name="T1" style:family="text">
      <style:text-properties officeooo:rsid="001c5215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7.25pt"/>
    </style:style>
    <style:style style:name="T4" style:family="text">
      <style:text-properties style:font-name="sans-serif" fo:font-size="9.75pt"/>
    </style:style>
    <style:style style:name="T5" style:family="text">
      <style:text-properties style:font-name="sans-serif" officeooo:rsid="001c5215"/>
    </style:style>
    <style:style style:name="T6" style:family="text">
      <style:text-properties officeooo:rsid="001fae1e"/>
    </style:style>
    <style:style style:name="T7" style:family="text">
      <style:text-properties officeooo:rsid="0021d0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4</text:span><text:span text:style-name="T4">ème</text:span> <text:span text:style-name="T3">année Informatique</text:span> <text:span text:style-name="T3">Année 2015 – 2016</text:span></text:p>
      <text:p text:style-name="P5"><text:span text:style-name="T2">Projet Systèmes InformatiquesDu compilateur vers le microprocesseur</text:span></text:p>
      <text:p text:style-name="P1"/>
      <text:p text:style-name="P1"/>
      <text:p text:style-name="P6"><text:span text:style-name="T5">I) D</text:span><text:span text:style-name="T2">émarche conception </text:span></text:p>
      <text:p text:style-name="P6"><text:span text:style-name="T2"/></text:p>
      <text:p text:style-name="P6"><text:span text:style-name="T5">II)C</text:span><text:span text:style-name="T2">hoix d’implémentation</text:span></text:p>
      <text:p text:style-name="P6"><text:span text:style-name="T2"/></text:p>
      <text:p text:style-name="P6"><text:span text:style-name="T5">III)P</text:span><text:span text:style-name="T2">roblèmes rencontrés et les solutions </text:span></text:p>
      <text:p text:style-name="P6"><text:span text:style-name="T2"/></text:p>
      <text:p text:style-name="P6"><text:span text:style-name="T5">IV)R</text:span><text:span text:style-name="T2">ésultats obtenus</text:span></text:p>
      <text:p text:style-name="P6"><text:span text:style-name="T2"/></text:p>
      <text:p text:style-name="P6"><text:span text:style-name="T5">V)L</text:span><text:span text:style-name="T2">es instructions assembleur rajoutés et leur justification</text:span></text:p>
      <text:p text:style-name="P1"/>
      <text:p text:style-name="P1"/>
      <text:p text:style-name="P1"/>
      <text:p text:style-name="P1"/>
      <text:p text:style-name="P1">Etape<text:span text:style-name="T1">s</text:span> de conception :</text:p>
      <text:p text:style-name="P1">Le parseur lexical les qui reconnaît les diffèrent mot du langage C et retourne différent tokens.</text:p>
      <text:p text:style-name="P1">Le fichier Yacc : Récupére les tokens retourné par lex. </text:p>
      <text:p text:style-name="P1">Il doit aussi récuperer certaine valeur, tNB , tId</text:p>
      <text:p text:style-name="P1"/>
      <text:p text:style-name="P1">Union dans yacc permet de déclarer…</text:p>
      <text:p text:style-name="P1">Il faut également déclarer les … des different token dont on doit connaître la valeur. </text:p>
      <text:p text:style-name="P1"/>
      <text:p text:style-name="P1"/>
      <text:p text:style-name="P1">Dans le fichier lex il faut : retourner les valeur avec yytext. </text:p>
      <text:p text:style-name="P1"/>
      <text:p text:style-name="P1"/>
      <text:p text:style-name="P1">Les conflit sur les shift reduce peuvent etre corrigé avec les priorité et le <text:span text:style-name="T1">type de</text:span> reduction %left %right spécifié.</text:p>
      <text:p text:style-name="P1"/>
      <text:p text:style-name="P4"><text:span text:style-name="T1">Pour affecter les valeur à un type on utilise « $$= » peut être suivie d’une expression. </text:span></text:p>
      <text:p text:style-name="P3"><text:s/></text:p>
      <text:p text:style-name="P3"/>
      <text:p text:style-name="P3"/>
      <text:p text:style-name="P7">Stocker en mémoire les variables.</text:p>
      <text:p text:style-name="P7">Faire une structure pour les stocker </text:p>
      <text:p text:style-name="P7">a const ?? int 25(<text:span text:style-name="T6">memoire)</text:span> <text:span text:style-name="T6">profondeur</text:span></text:p>
      <text:p text:style-name="P7">b const ...</text:p>
      <text:p text:style-name="P1"/>
      <text:p text:style-name="P1"/>
      <text:p text:style-name="P7">const int b ; </text:p>
      <text:p text:style-name="P7">int a=3 ; </text:p>
      <text:p text:style-name="P7">a=4 ;</text:p>
      <text:p text:style-name="P7">b=a ; </text:p>
      <text:p text:style-name="P7">b=2 ; erreur b est une constante</text:p>
      <text:p text:style-name="P7"/>
      <text:p text:style-name="P7">Pour compiler il faut écrire l’assembleur </text:p>
      <text:p text:style-name="P7">mov 25, #4</text:p>
      <text:p text:style-name="P7"/>
      <text:p text:style-name="P7">On prend la décision qu’on ne peut pas affecter une constante affectation ce fait à la déclaration.</text:p>
      <text:p text:style-name="P7"/>
      <text:p text:style-name="P7">On créer un fichier symboletable.c et .h on les incluse dans yacc</text:p>
      <text:p text:style-name="P7"/>
      <text:p text:style-name="P8">Le problème de portabilité, dans les if on peut déclarer des variable qui <text:soft-page-break/>n’existe qu’intrinsèquement au if ou for. Il faut donc bien tenir en compte la profondeur des déclaration elle ne sont valable qu’au profondeur supérieur à la leur. <text:span text:style-name="T7">La profondeur globale doit donc être une variable globale dans Yacc.</text:span></text:p>
      <text:p text:style-name="P8"/>
      <text:p text:style-name="P8">Pour le TP on prend 2 octets 16 bits une adresse correspond à 20 octets.</text:p>
      <text:p text:style-name="P8">On utilisera plutôt l’index du tableau.</text:p>
      <text:p text:style-name="P8"/>
      <text:p text:style-name="P10">Dans yacc définition affectation on doit vérifier :</text:p>
      <text:p text:style-name="P8">Es ce que la variable existe, sa profondeur, si elle a été initialisé</text:p>
      <text:p text:style-name="P8"/>
      <text:p text:style-name="P8">Struct{</text:p>
      <text:p text:style-name="P8"><text:tab/><text:tab/>char* id ;</text:p>
      <text:p text:style-name="P8"><text:tab/><text:tab/>int constant ;</text:p>
      <text:p text:style-name="P8"><text:tab/><text:tab/>int type ;</text:p>
      <text:p text:style-name="P8"><text:tab/><text:tab/>int depht ; <text:s/></text:p>
      <text:p text:style-name="P8"/>
      <text:p text:style-name="P8">} Symbole ;</text:p>
      <text:p text:style-name="P8"/>
      <text:p text:style-name="P8">Struct Symbole tab_symbol [100] ; </text:p>
      <text:p text:style-name="P8"/>
      <text:p text:style-name="P8"/>
      <text:p text:style-name="P9"/>
      <text:p text:style-name="P10">Creer les fonctions</text:p>
      <text:p text:style-name="P10"/>
      <text:p text:style-name="P10">add_symbol</text:p>
      <text:p text:style-name="P10">find_symbol retourne l’addresse .</text:p>
      <text:p text:style-name="P10"/>
      <text:p text:style-name="P10">./compiler &lt; code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5:10:40.711662166</dc:date>
    <meta:editing-duration>PT1H15M1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342" meta:character-count="2024" meta:non-whitespace-character-count="1703"/>
  </office:meta>
</office:document-meta>
</file>